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3.953cm"/>
    </style:style>
    <style:style style:name="co5" style:family="table-column">
      <style:table-column-properties fo:break-before="auto" style:column-width="2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T</text:p>
          </table:table-cell>
          <table:table-cell office:value-type="string" calcext:value-type="string">
            <text:p>N2/EtOH</text:p>
          </table:table-cell>
          <table:table-cell office:value-type="string" calcext:value-type="string">
            <text:p>N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 T[K]</text:p>
          </table:table-cell>
          <table:table-cell office:value-type="string" calcext:value-type="string">
            <text:p>Graphit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,1</text:p>
          </table:table-cell>
          <table:table-cell office:value-type="float" office:value="4.6" calcext:value-type="float">
            <text:p>4,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upfer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4"/>
          <table:table-cell office:value-type="string" calcext:value-type="string">
            <text:p>dazu theoretische T-Werte nach der linearisierten Form der Gleichu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ink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Graphit</text:p>
          </table:table-cell>
          <table:table-cell office:value-type="float" office:value="0.00512" calcext:value-type="float">
            <text:p>0,00512</text:p>
          </table:table-cell>
          <table:table-cell office:value-type="float" office:value="3.02287" calcext:value-type="float">
            <text:p>3,0228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u</text:p>
          </table:table-cell>
          <table:table-cell office:value-type="float" office:value="0.08595" calcext:value-type="float">
            <text:p>0,08595</text:p>
          </table:table-cell>
          <table:table-cell office:value-type="float" office:value="-15.50772" calcext:value-type="float">
            <text:p>-15,5077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-0.42156" calcext:value-type="float">
            <text:p>-0,42156</text:p>
          </table:table-cell>
          <table:table-cell office:value-type="float" office:value="168.752" calcext:value-type="float">
            <text:p>168,752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T/T_Debye</text:p>
          </table:table-cell>
          <table:table-cell office:value-type="string" calcext:value-type="string">
            <text:p>c_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/Debye</text:p>
          </table:table-cell>
          <table:table-cell office:value-type="string" calcext:value-type="string">
            <text:p>D(x)</text:p>
          </table:table-cell>
          <table:table-cell office:value-type="string" calcext:value-type="string">
            <text:p>cv theoretisch</text:p>
          </table:table-cell>
          <table:table-cell office:value-type="string" calcext:value-type="string">
            <text:p>zugehöriges T</text:p>
          </table:table-cell>
          <table:table-cell office:value-type="string" calcext:value-type="string">
            <text:p>entsprechendes Debye</text:p>
          </table:table-cell>
          <table:table-cell office:value-type="string" calcext:value-type="string">
            <text:p>Mittelwert Deby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phit</text:p>
          </table:table-cell>
          <table:table-cell office:value-type="float" office:value="0.15" calcext:value-type="float">
            <text:p>0,15</text:p>
          </table:table-cell>
          <table:table-cell office:value-type="float" office:value="0.05962" calcext:value-type="float">
            <text:p>0,05962</text:p>
          </table:table-cell>
          <table:table-cell table:formula="of:=3*8.3144621*(4*[.E17]-(3*1/[.D17])/(EXP(1/[.D17])-1))" office:value-type="float" office:value="5.31281384019679" calcext:value-type="float">
            <text:p>5,3128138402</text:p>
          </table:table-cell>
          <table:table-cell table:formula="of:=([.F17]-[.I$9]+8.3144621)/[.H$9]" office:value-type="float" office:value="2071.17303519469" calcext:value-type="float">
            <text:p>2071,1730351947</text:p>
          </table:table-cell>
          <table:table-cell table:formula="of:=[.G17]/[.D17]" office:value-type="float" office:value="13807.8202346312" calcext:value-type="float">
            <text:p>13807,8202346312</text:p>
          </table:table-cell>
          <table:table-cell table:formula="of:=AVERAGE([.H17:.H20])" office:value-type="float" office:value="13802.6884397544" calcext:value-type="float">
            <text:p>13802,68843975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1176" calcext:value-type="float">
            <text:p>0,1176</text:p>
          </table:table-cell>
          <table:table-cell table:formula="of:=3*8.3144621*(4*[.E18]-(3*1/[.D18])/(EXP(1/[.D18])-1))" office:value-type="float" office:value="9.19525904271245" calcext:value-type="float">
            <text:p>9,1952590427</text:p>
          </table:table-cell>
          <table:table-cell table:formula="of:=([.F18]-[.I$9]+8.3144621)/[.H$9]" office:value-type="float" office:value="2829.46311381102" calcext:value-type="float">
            <text:p>2829,463113811</text:p>
          </table:table-cell>
          <table:table-cell table:formula="of:=[.G18]/[.D18]" office:value-type="float" office:value="14147.3155690551" calcext:value-type="float">
            <text:p>14147,31556905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0.18174" calcext:value-type="float">
            <text:p>0,18174</text:p>
          </table:table-cell>
          <table:table-cell table:formula="of:=3*8.3144621*(4*[.E19]-(3*1/[.D19])/(EXP(1/[.D19])-1))" office:value-type="float" office:value="12.5483111419449" calcext:value-type="float">
            <text:p>12,5483111419</text:p>
          </table:table-cell>
          <table:table-cell table:formula="of:=([.F19]-[.I$9]+8.3144621)/[.H$9]" office:value-type="float" office:value="3484.35610194236" calcext:value-type="float">
            <text:p>3484,3561019424</text:p>
          </table:table-cell>
          <table:table-cell table:formula="of:=[.G19]/[.D19]" office:value-type="float" office:value="13937.4244077695" calcext:value-type="float">
            <text:p>13937,42440776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" calcext:value-type="float">
            <text:p>0,3</text:p>
          </table:table-cell>
          <table:table-cell office:value-type="float" office:value="0.24448" calcext:value-type="float">
            <text:p>0,24448</text:p>
          </table:table-cell>
          <table:table-cell table:formula="of:=3*8.3144621*(4*[.E20]-((3*1/[.D20])/(EXP(1/[.D20])-1)))" office:value-type="float" office:value="15.1651531890549" calcext:value-type="float">
            <text:p>15,1651531891</text:p>
          </table:table-cell>
          <table:table-cell table:formula="of:=([.F20]-[.I$9]+8.3144621)/[.H$9]" office:value-type="float" office:value="3995.45806426853" calcext:value-type="float">
            <text:p>3995,4580642685</text:p>
          </table:table-cell>
          <table:table-cell table:formula="of:=[.G20]/[.D20]" office:value-type="float" office:value="13318.1935475618" calcext:value-type="float">
            <text:p>13318,1935475618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u</text:p>
          </table:table-cell>
          <table:table-cell office:value-type="float" office:value="0.4" calcext:value-type="float">
            <text:p>0,4</text:p>
          </table:table-cell>
          <table:table-cell office:value-type="float" office:value="0.35417" calcext:value-type="float">
            <text:p>0,35417</text:p>
          </table:table-cell>
          <table:table-cell table:formula="of:=3*8.3144621*(4*[.E23]-(3*(1/[.D23]))/(EXP(1/[.D23])-1))" office:value-type="float" office:value="18.6074874685403" calcext:value-type="float">
            <text:p>18,6074874685</text:p>
          </table:table-cell>
          <table:table-cell table:formula="of:=([.F23]-[.I$10]+8.3144621)/[.H$10]" office:value-type="float" office:value="493.655259668881" calcext:value-type="float">
            <text:p>493,6552596689</text:p>
          </table:table-cell>
          <table:table-cell table:formula="of:=[.G23]/[.D23]" office:value-type="float" office:value="1234.1381491722" calcext:value-type="float">
            <text:p>1234,1381491722</text:p>
          </table:table-cell>
          <table:table-cell table:formula="of:=AVERAGE([.H23:.H26])" office:value-type="float" office:value="980.842357926981" calcext:value-type="float">
            <text:p>980,8423579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44113" calcext:value-type="float">
            <text:p>0,44113</text:p>
          </table:table-cell>
          <table:table-cell table:formula="of:=3*8.3144621*(4*[.E24]-(3*1/[.D24])/(EXP(1/[.D24])-1))" office:value-type="float" office:value="20.5886238388542" calcext:value-type="float">
            <text:p>20,5886238389</text:p>
          </table:table-cell>
          <table:table-cell table:formula="of:=([.F24]-[.I$10]+8.3144621)/[.H$10]" office:value-type="float" office:value="516.705130178641" calcext:value-type="float">
            <text:p>516,7051301786</text:p>
          </table:table-cell>
          <table:table-cell table:formula="of:=[.G24]/[.D24]" office:value-type="float" office:value="1033.41026035728" calcext:value-type="float">
            <text:p>1033,410260357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6" calcext:value-type="float">
            <text:p>0,6</text:p>
          </table:table-cell>
          <table:table-cell office:value-type="float" office:value="0.50957" calcext:value-type="float">
            <text:p>0,50957</text:p>
          </table:table-cell>
          <table:table-cell table:formula="of:=3*8.3144621*(4*[.E25]-(3*1/[.D25])/(EXP(1/[.D25])-1))" office:value-type="float" office:value="21.8004550152235" calcext:value-type="float">
            <text:p>21,8004550152</text:p>
          </table:table-cell>
          <table:table-cell table:formula="of:=([.F25]-[.I$10]+8.3144621)/[.H$10]" office:value-type="float" office:value="530.804387611675" calcext:value-type="float">
            <text:p>530,8043876117</text:p>
          </table:table-cell>
          <table:table-cell table:formula="of:=[.G25]/[.D25]" office:value-type="float" office:value="884.673979352792" calcext:value-type="float">
            <text:p>884,67397935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7" calcext:value-type="float">
            <text:p>0,7</text:p>
          </table:table-cell>
          <table:table-cell office:value-type="float" office:value="0.56395" calcext:value-type="float">
            <text:p>0,56395</text:p>
          </table:table-cell>
          <table:table-cell table:formula="of:=3*8.3144621*(4*[.E26]-(3*1/[.D26])/(EXP(1/[.D26])-1))" office:value-type="float" office:value="22.5738797316051" calcext:value-type="float">
            <text:p>22,5738797316</text:p>
          </table:table-cell>
          <table:table-cell table:formula="of:=([.F26]-[.I$10]+8.3144621)/[.H$10]" office:value-type="float" office:value="539.802929977953" calcext:value-type="float">
            <text:p>539,802929978</text:p>
          </table:table-cell>
          <table:table-cell table:formula="of:=[.G26]/[.D26]" office:value-type="float" office:value="771.147042825647" calcext:value-type="float">
            <text:p>771,147042825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Zn</text:p>
          </table:table-cell>
          <table:table-cell office:value-type="float" office:value="0.4" calcext:value-type="float">
            <text:p>0,4</text:p>
          </table:table-cell>
          <table:table-cell office:value-type="float" office:value="0.35417" calcext:value-type="float">
            <text:p>0,35417</text:p>
          </table:table-cell>
          <table:table-cell table:formula="of:=3*8.3144621*(4*[.E28]-(3*1/[.D28])/(EXP(1/[.D28])-1))" office:value-type="float" office:value="18.6074874685403" calcext:value-type="float">
            <text:p>18,6074874685</text:p>
          </table:table-cell>
          <table:table-cell table:formula="of:=([.F28]-[.I$11]+8.3144621)/[.H$11]" office:value-type="float" office:value="336.440958419821" calcext:value-type="float">
            <text:p>336,4409584198</text:p>
          </table:table-cell>
          <table:table-cell table:formula="of:=[.G28]/[.D28]" office:value-type="float" office:value="841.102396049552" calcext:value-type="float">
            <text:p>841,1023960496</text:p>
          </table:table-cell>
          <table:table-cell table:formula="of:=AVERAGE([.H28:.H31])" office:value-type="float" office:value="629.971322057719" calcext:value-type="float">
            <text:p>629,97132205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44113" calcext:value-type="float">
            <text:p>0,44113</text:p>
          </table:table-cell>
          <table:table-cell table:formula="of:=3*8.3144621*(4*[.E29]-(3*1/[.D29])/(EXP(1/[.D29])-1))" office:value-type="float" office:value="20.5886238388542" calcext:value-type="float">
            <text:p>20,5886238389</text:p>
          </table:table-cell>
          <table:table-cell table:formula="of:=([.F29]-[.I$11]+8.3144621)/[.H$11]" office:value-type="float" office:value="331.741422481132" calcext:value-type="float">
            <text:p>331,7414224811</text:p>
          </table:table-cell>
          <table:table-cell table:formula="of:=[.G29]/[.D29]" office:value-type="float" office:value="663.482844962263" calcext:value-type="float">
            <text:p>663,48284496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6" calcext:value-type="float">
            <text:p>0,6</text:p>
          </table:table-cell>
          <table:table-cell office:value-type="float" office:value="0.50957" calcext:value-type="float">
            <text:p>0,50957</text:p>
          </table:table-cell>
          <table:table-cell table:formula="of:=3*8.3144621*(4*[.E30]-(3*1/[.D30])/(EXP(1/[.D30])-1))" office:value-type="float" office:value="21.8004550152235" calcext:value-type="float">
            <text:p>21,8004550152</text:p>
          </table:table-cell>
          <table:table-cell table:formula="of:=([.F30]-[.I$11]+8.3144621)/[.H$11]" office:value-type="float" office:value="328.86678737256" calcext:value-type="float">
            <text:p>328,8667873726</text:p>
          </table:table-cell>
          <table:table-cell table:formula="of:=[.G30]/[.D30]" office:value-type="float" office:value="548.1113122876" calcext:value-type="float">
            <text:p>548,111312287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7" calcext:value-type="float">
            <text:p>0,7</text:p>
          </table:table-cell>
          <table:table-cell office:value-type="float" office:value="0.56395" calcext:value-type="float">
            <text:p>0,56395</text:p>
          </table:table-cell>
          <table:table-cell table:formula="of:=3*8.3144621*(4*[.E31]-(3*1/[.D31])/(EXP(1/[.D31])-1))" office:value-type="float" office:value="22.5738797316051" calcext:value-type="float">
            <text:p>22,5738797316</text:p>
          </table:table-cell>
          <table:table-cell table:formula="of:=([.F31]-[.I$11]+8.3144621)/[.H$11]" office:value-type="float" office:value="327.032114452023" calcext:value-type="float">
            <text:p>327,032114452</text:p>
          </table:table-cell>
          <table:table-cell table:formula="of:=[.G31]/[.D31]" office:value-type="float" office:value="467.188734931462" calcext:value-type="float">
            <text:p>467,18873493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.00.0000</text:date>, <text:time style:data-style-name="N2" text:time-value="13:10:00.70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08:17.720000000</meta:creation-date>
    <dc:date>2016-11-09T16:05:43.525000000</dc:date>
    <meta:editing-duration>PT37M25S</meta:editing-duration>
    <meta:editing-cycles>5</meta:editing-cycles>
    <meta:generator>LibreOffice/4.2.4.2$Windows_x86 LibreOffice_project/63150712c6d317d27ce2db16eb94c2f3d7b699f8</meta:generator>
    <meta:document-statistic meta:table-count="1" meta:cell-count="101" meta:object-count="0"/>
  </office:meta>
</office:document-meta>
</file>